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been patient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ve your injuries healed ye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tunately, my wounds were not seve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pologize for any worry I may have ca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at of Professor Lumii...?”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afe now, thanks to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I am glad to hear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at my lack of power allowed you to be
put in harm's way, I cannot apologize enoug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as not able to fulfil my role as the
Knight Commander and preserve your safety.
It is truly pitiable.”</text:p>
          </table:table-cell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believe the ends justify the means, for
better or worse.</text:p>
          </table:table-cell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 office:value-type="string">
            <text:p>As you can see, I'm here without a scratch.
Details aside, all is well in the end.</text:p>
          </table:table-cell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's right, speaking of details!
The bad guys cast a curse on Lumii-san and
made her entire body—</text:p>
          </table:table-cell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Gaaaaaaaaaahhhh!!!</text:p>
          </table:table-cell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 office:value-type="string">
            <text:p>That's all in the past it's not relevant
anymore please forget it or I'll inject you
with botulinum toxin—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get it... I'll be more careful from now
on... spare me the toxin, would ya...</text:p>
          </table:table-cell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hanging the subject...</text:p>
          </table:table-cell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 office:value-type="string">
            <text:p>We've brought Lumii back safely. I'd like work
on the antimagic to start immediat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M-Mm. There is that, 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at present, the Seraphia institute
is under investigation for its illegal activity,
so it cannot be u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For this reason, we are preparing a room
underneath St. Yuria's church as a temporary
research faci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plan to arrange all the equipment
necessary to match the institute.”</text:p>
          </table:table-cell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tell you if there's anything else I n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Please do.”</text:p>
          </table:table-cell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how about we take Lumii-san to St.
Yuria's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a good idea. Someone might try to
come after her again.</text:p>
          </table:table-cell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taying in the church should afford her no
small amount of protection from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let's get Escortiiing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originally planned to join you, but I
shall have to keep regular contact with my
soldiers from now 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take advantage of your generosity
and leave this task to you.”</text:p>
          </table:table-cell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 your behest, failed test!!</text:p>
          </table:table-cell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you're doing that, too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set up a makeshift laboratory
underneath St. Yuria's church for the purpose
of developing the antimagic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Escort Professor Lumii there, if you please.”</text:p>
          </table:table-cell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iight! Operational checks Compleeete!</text:p>
          </table:table-cell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referring to the item you retrieved
from your starship?</text:p>
          </table:table-cell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Just what did ya bring?</text:p>
          </table:table-cell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being so dramatic and show us, already!</text:p>
          </table:table-cell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, what could it Beee? Shall I show you,
I Wondeeer?</text:p>
          </table:table-cell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know, I Knooow! I'm only Jokiiing!</text:p>
          </table:table-cell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 office:value-type="string">
            <text:p>I'll show Youuu!!</text:p>
          </table:table-cell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a... gun...?</text:p>
          </table:table-cell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 office:value-type="string">
            <text:p>Map048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t's Riiight!</text:p>
          </table:table-cell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 office:value-type="string">
            <text:p>It's a state-of-the-art Ion Gun, courtesy
of the Milky Way Federation's R &amp; D
Departmeeent!</text:p>
          </table:table-cell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 office:value-type="string">
            <text:p>It's lightweight, ion-efficient, and can
shoot up to fifteen-hundred klades Awaaay!!</text:p>
          </table:table-cell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migosh I have to see it!)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ohhh! That's so cool, too!!!</text:p>
          </table:table-cell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</text:p>
          </table:table-cell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 office:value-type="string">
            <text:p>By bringing that gun, do you mean to join
us in battle?</text:p>
          </table:table-cell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f Couuurse?</text:p>
          </table:table-cell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 office:value-type="string">
            <text:p>Watching everyone else fighting made my
Ion Gunner blood Boiiil!</text:p>
          </table:table-cell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.. we could always use the extra
firepower.)</text:p>
          </table:table-cell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 office:value-type="string">
            <text:p>Very well. But the front lines are too
dangerous for you.</text:p>
          </table:table-cell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 office:value-type="string">
            <text:p>Please support everyone else from the
back with Komu.</text:p>
          </table:table-cell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 office:value-type="string">
            <text:p>Roger Thaaat! You can leave it to Meee!!</text:p>
          </table:table-cell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has joined your party as a support
member!</text:p>
          </table:table-cell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 office:value-type="string">
            <text:p>Like the Spirit Queen Komu, Takoyaki is
a support character who will provide
assistance in combat.</text:p>
          </table:table-cell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 office:value-type="string">
            <text:p>However, only one of either Komu or Takoyaki
may be used as a support member at any one
time.</text:p>
          </table:table-cell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 office:value-type="string">
            <text:p>To change which character will take part in
combat, you must first open the the
conversation screen with the 【Z】 key.</text:p>
          </table:table-cell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 office:value-type="string">
            <text:p>With the conversation screen up, pressing
the 【Z】 key once more will toggle which
support character will take part in battle.</text:p>
          </table:table-cell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 office:value-type="string">
            <text:p>Please be aware that you cannot switch
between support members during combat.</text:p>
          </table:table-cell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 office:value-type="string">
            <text:p>Each character has different qualities, in
terms of action frequency and damage per shot.
・Komu: Frequency 【High】, Damage 【Low】
・Takoyaki: Frequency 【Low】, Damage 【High】</text:p>
          </table:table-cell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 office:value-type="string">
            <text:p>Be sure to set the support character to
your liking.</text:p>
          </table:table-cell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